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a131a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svg:stroke-color="#ba131a" draw:fill="none" draw:textarea-horizontal-align="justify" draw:textarea-vertical-align="middle" draw:auto-grow-height="false" fo:min-height="1.416cm" fo:min-width="6.971cm"/>
    </style:style>
    <style:style style:name="gr3" style:family="graphic" style:parent-style-name="standard">
      <style:graphic-properties svg:stroke-color="#ba131a" draw:fill="none" draw:textarea-horizontal-align="justify" draw:textarea-vertical-align="middle" draw:auto-grow-height="false" fo:min-height="1.45cm" fo:min-width="5.1cm"/>
    </style:style>
    <style:style style:name="gr4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5" style:family="graphic" style:parent-style-name="standard">
      <style:graphic-properties svg:stroke-color="#ba131a" draw:fill="none" draw:textarea-horizontal-align="justify" draw:textarea-vertical-align="middle" draw:auto-grow-height="false" fo:min-height="1.85cm" fo:min-width="6.2cm"/>
    </style:style>
    <style:style style:name="gr6" style:family="graphic" style:parent-style-name="standard" style:list-style-name="L1">
      <style:graphic-properties svg:stroke-width="0.159cm" svg:stroke-color="#ba131a" draw:marker-start-width="0.438cm" draw:marker-end-width="0.438cm" draw:fill="none" draw:textarea-horizontal-align="left" draw:textarea-vertical-align="top" draw:auto-grow-height="false" fo:min-height="4.15cm" fo:min-width="9.7cm" fo:padding-top="0.204cm" fo:padding-bottom="0.204cm" fo:padding-left="0.329cm" fo:padding-right="0.329cm" fo:wrap-option="wrap"/>
    </style:style>
    <style:style style:name="gr7" style:family="graphic" style:parent-style-name="standard">
      <style:graphic-properties svg:stroke-color="#ba131a" draw:fill="none" draw:textarea-horizontal-align="left" draw:textarea-vertical-align="top" draw:auto-grow-height="false" fo:min-height="1.15cm" fo:min-width="3.7cm" fo:wrap-option="wrap"/>
    </style:style>
    <style:style style:name="gr8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9" style:family="graphic" style:parent-style-name="standard">
      <style:graphic-properties svg:stroke-color="#ba131a" draw:fill="none" draw:textarea-horizontal-align="justify" draw:textarea-vertical-align="middle" draw:auto-grow-height="false" fo:min-height="1.539cm" fo:min-width="6.1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4cm" fo:margin-bottom="0.4cm" fo:line-height="100%" fo:text-align="justify" fo:text-indent="0cm"/>
    </style:style>
    <style:style style:name="P6" style:family="paragraph">
      <loext:graphic-properties draw:fill="none"/>
      <style:paragraph-properties fo:margin-left="0cm" fo:margin-right="0cm" fo:margin-top="0.4cm" fo:margin-bottom="0.4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Tahoma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Tahoma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2.3cm" svg:y="1.4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7.471cm" svg:height="1.666cm" draw:transform="skewX (0.737052543117205) rotate (0.0153588974175501) translate (3.172cm 7.986cm)">
          <text:p text:style-name="P1"><text:span text:style-name="T1">Iloczyn =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6cm" svg:height="1.7cm" svg:x="1.6cm" svg:y="4.9cm">
          <text:p text:style-name="P1"><text:span text:style-name="T1">pobierz n (całkowit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4cm" svg:height="1.8cm" svg:x="3.4cm" svg:y="26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4.5cm" svg:y1="3.2cm" svg:x2="4.4cm" svg:y2="4.9cm" draw:start-shape="id1" draw:start-glue-point="8" draw:end-shape="id2" draw:end-glue-point="0" svg:d="M4500 3200l-100 1700" svg:viewBox="0 0 101 1701">
          <text:p/>
        </draw:connector>
        <draw:connector draw:style-name="gr4" draw:text-style-name="P3" draw:layer="layout" draw:type="line" svg:x1="4.4cm" svg:y1="6.6cm" svg:x2="6.907cm" svg:y2="7.929cm" draw:start-shape="id2" draw:start-glue-point="2" draw:end-shape="id3" draw:end-glue-point="0" svg:d="M4400 6600l2507 1329" svg:viewBox="0 0 2508 1330">
          <text:p/>
        </draw:connector>
        <draw:custom-shape draw:style-name="gr5" draw:text-style-name="P4" xml:id="id5" draw:id="id5" draw:layer="layout" svg:width="6.7cm" svg:height="2.1cm" svg:x="10cm" svg:y="15.2cm">
          <text:p text:style-name="P1"><text:span text:style-name="T1">Pobierz 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cm" svg:height="4.4cm" svg:x="8.8cm" svg:y="2cm">
          <text:p text:style-name="P5"><text:span text:style-name="T2"><text:line-break/></text:span><text:span text:style-name="T2">Program wyświetla iloczyn kolejnych liczb podanych przez uzytkownika, począwszy od n(calkowitej) a skończywszy na a liczby podanej przez użytkowni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4" draw:id="id4" draw:layer="layout" svg:width="8.4cm" svg:height="2.8cm" svg:x="2.4cm" svg:y="12cm">
          <text:p text:style-name="P1"><text:span text:style-name="T3">Zakres(1,n+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5.42cm" svg:y1="9.618cm" svg:x2="6.6cm" svg:y2="12cm" draw:start-shape="id3" draw:start-glue-point="2" draw:end-shape="id4" draw:end-glue-point="4" svg:d="M5420 9618l1180 2382" svg:viewBox="0 0 1181 2383">
          <text:p/>
        </draw:connector>
        <draw:connector draw:style-name="gr8" draw:text-style-name="P4" draw:layer="layout" svg:x1="6.6cm" svg:y1="14.8cm" svg:x2="10cm" svg:y2="16.25cm" draw:start-shape="id4" draw:start-glue-point="6" draw:end-shape="id5" draw:end-glue-point="3" svg:d="M6600 14800v1450h3400" svg:viewBox="0 0 3401 1451">
          <text:p text:style-name="P1"><text:span text:style-name="T1">TAK</text:span></text:p>
        </draw:connector>
        <draw:connector draw:style-name="gr4" draw:text-style-name="P3" draw:layer="layout" draw:line-skew="0.65cm" svg:x1="13.35cm" svg:y1="17.3cm" svg:x2="16.591cm" svg:y2="24.837cm" draw:start-shape="id5" draw:end-shape="id6" svg:d="M13350 17300v4393h3241v3144" svg:viewBox="0 0 3242 7538">
          <text:p/>
        </draw:connector>
        <draw:connector draw:style-name="gr4" draw:text-style-name="P4" draw:layer="layout" svg:x1="16.591cm" svg:y1="24.837cm" svg:x2="5.6cm" svg:y2="26cm" draw:start-shape="id6" draw:end-shape="id7" draw:end-glue-point="4" svg:d="M16591 24837v-553h-10991v1716" svg:viewBox="0 0 10992 1717">
          <text:p/>
        </draw:connector>
        <draw:custom-shape draw:style-name="gr9" draw:text-style-name="P3" xml:id="id6" draw:id="id6" draw:layer="layout" svg:width="6.61cm" svg:height="1.789cm" draw:transform="skewX (0.736703477266807) rotate (0.0153588974175501) translate (13.286cm 24.888cm)">
          <text:p text:style-name="P1">Iloczyn *= 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1-28T10:31:40.401370392</dc:date>
    <meta:editing-duration>PT41M42S</meta:editing-duration>
    <meta:editing-cycles>9</meta:editing-cycles>
    <meta:generator>LibreOffice/6.0.6.2$Linux_X86_64 LibreOffice_project/00m0$Build-2</meta:generator>
    <meta:document-statistic meta:object-count="14"/>
  </office:meta>
</office:document-meta>
</file>